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oss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ossLoadTimeWeaver.getThrowawa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ossLoadTimeWeaver.JBoss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ossLoadTimeWeaver.addTransformer( ClassFile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ossLoadTimeWeaver.JBossLoadTimeWeaver( @ Nullable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